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0" draw:style-name="gr1" draw:text-style-name="P1" svg:width="0.776in" svg:height="0.5669in" svg:x="2.3563in" svg:y="0.7055in"><text:p text:style-name="P1">Michael</text:p></draw:ellipse><draw:ellipse text:anchor-type="paragraph" draw:z-index="1" draw:style-name="gr1" draw:text-style-name="P1" svg:width="0.776in" svg:height="0.5669in" svg:x="3.9543in" svg:y="1.6429in"><text:p text:style-name="P1">Randel</text:p></draw:ellipse><draw:ellipse text:anchor-type="paragraph" draw:z-index="2" draw:style-name="gr1" draw:text-style-name="P1" svg:width="0.776in" svg:height="0.5669in" svg:x="1.6043in" svg:y="1.7126in"><text:p text:style-name="P1">Lorelei</text:p></draw:ellipse><draw:line text:anchor-type="paragraph" draw:z-index="3" draw:style-name="gr2" draw:text-style-name="P1" svg:x1="2.6803in" svg:y1="1.0646in" svg:x2="2.1366in" svg:y2="1.8402in"><text:p/></draw:line><draw:line text:anchor-type="paragraph" draw:z-index="4" draw:style-name="gr2" draw:text-style-name="P1" svg:x1="2.9236in" svg:y1="1.1339in" svg:x2="4.2437in" svg:y2="1.724in"><text:p/></draw:line><draw:ellipse text:anchor-type="paragraph" draw:z-index="5" draw:style-name="gr1" draw:text-style-name="P1" svg:width="0.776in" svg:height="0.5669in" svg:x="-0.4563in" svg:y="1.7591in"><text:p text:style-name="P1">Bob</text:p></draw:ellipse><draw:ellipse text:anchor-type="paragraph" draw:z-index="6" draw:style-name="gr1" draw:text-style-name="P1" svg:width="0.776in" svg:height="0.5669in" svg:x="0.5839in" svg:y="1.7701in"><text:p text:style-name="P1">Peter</text:p></draw:ellipse><draw:ellipse text:anchor-type="paragraph" draw:z-index="7" draw:style-name="gr1" draw:text-style-name="P1" svg:width="0.776in" svg:height="0.5669in" svg:x="0.9673in" svg:y="0.7165in"><text:p text:style-name="P1">Sarah</text:p></draw:ellipse><draw:ellipse text:anchor-type="paragraph" draw:z-index="8" draw:style-name="gr1" draw:text-style-name="P1" svg:width="0.776in" svg:height="0.5669in" svg:x="-0.0744in" svg:y="0.7516in"><text:p text:style-name="P1">Brian</text:p></draw:ellipse><draw:line text:anchor-type="paragraph" draw:z-index="9" draw:style-name="gr2" draw:text-style-name="P1" svg:x1="1.4772in" svg:y1="1.0528in" svg:x2="1.9055in" svg:y2="1.7937in"><text:p/></draw:line><draw:line text:anchor-type="paragraph" draw:z-index="10" draw:style-name="gr2" draw:text-style-name="P1" svg:x1="1.2571in" svg:y1="1.1457in" svg:x2="0.9681in" svg:y2="1.8402in"><text:p/></draw:line><draw:line text:anchor-type="paragraph" draw:z-index="11" draw:style-name="gr2" draw:text-style-name="P1" svg:x1="0.5047in" svg:y1="1.1917in" svg:x2="1.824in" svg:y2="1.7937in"><text:p/></draw:line><draw:line text:anchor-type="paragraph" draw:z-index="12" draw:style-name="gr2" draw:text-style-name="P1" svg:x1="0.2039in" svg:y1="1.2035in" svg:x2="-0.0043in" svg:y2="1.8287in"><text:p/></draw:line><draw:ellipse text:anchor-type="paragraph" draw:z-index="13" draw:style-name="gr1" draw:text-style-name="P1" svg:width="0.776in" svg:height="0.5669in" svg:x="0.7591in" svg:y="2.9736in"><text:p text:style-name="P1">Dave</text:p></draw:ellipse><draw:ellipse text:anchor-type="paragraph" draw:z-index="14" draw:style-name="gr1" draw:text-style-name="P1" svg:width="0.776in" svg:height="0.5669in" svg:x="1.7319in" svg:y="2.9862in"><text:p text:style-name="P1">Monica</text:p></draw:ellipse><draw:ellipse text:anchor-type="paragraph" draw:z-index="15" draw:style-name="gr1" draw:text-style-name="P1" svg:width="0.776in" svg:height="0.5669in" svg:x="4.7634in" svg:y="3.0201in"><text:p text:style-name="P1">Flo</text:p></draw:ellipse><draw:ellipse text:anchor-type="paragraph" draw:z-index="16" draw:style-name="gr1" draw:text-style-name="P1" svg:width="0.776in" svg:height="0.5669in" svg:x="3.6646in" svg:y="3.0909in"><text:p text:style-name="P1">Louis</text:p></draw:ellipse><draw:line text:anchor-type="paragraph" draw:z-index="17" draw:style-name="gr2" draw:text-style-name="P1" svg:x1="1.8945in" svg:y1="2.1638in" svg:x2="1.2in" svg:y2="3.1248in"><text:p/></draw:line><draw:line text:anchor-type="paragraph" draw:z-index="18" draw:style-name="gr2" draw:text-style-name="P1" svg:x1="2.1256in" svg:y1="2.1409in" svg:x2="2.1374in" svg:y2="3.1248in"><text:p/></draw:line><draw:line text:anchor-type="paragraph" draw:z-index="19" draw:style-name="gr2" draw:text-style-name="P1" svg:x1="4.1744in" svg:y1="2.2098in" svg:x2="4.0583in" svg:y2="3.2287in"><text:p/></draw:line><draw:line text:anchor-type="paragraph" draw:z-index="20" draw:style-name="gr2" draw:text-style-name="P1" svg:x1="4.5335in" svg:y1="2.0827in" svg:x2="5.2043in" svg:y2="3.1362in"><text:p/></draw:line><draw:ellipse text:anchor-type="paragraph" draw:z-index="21" draw:style-name="gr1" draw:text-style-name="P1" svg:width="0.776in" svg:height="0.5669in" svg:x="2.6807in" svg:y="1.6547in"><text:p text:style-name="P1">Jerrie</text:p></draw:ellipse><draw:line text:anchor-type="paragraph" draw:z-index="22" draw:style-name="gr2" draw:text-style-name="P1" svg:x1="2.9126in" svg:y1="2.0598in" svg:x2="1.3043in" svg:y2="3.1252in"><text:p/></draw:line><draw:line text:anchor-type="paragraph" draw:z-index="23" draw:style-name="gr2" draw:text-style-name="P1" svg:x1="3.0512in" svg:y1="2.1063in" svg:x2="2.1374in" svg:y2="3.1252in"><text:p/></draw:line><draw:ellipse text:anchor-type="paragraph" draw:z-index="24" draw:style-name="gr1" draw:text-style-name="P1" svg:width="0.776in" svg:height="0.5669in" svg:x="5.111in" svg:y="1.6547in"><text:p text:style-name="P1">Francis</text:p></draw:ellipse><draw:line text:anchor-type="paragraph" draw:z-index="25" draw:style-name="gr2" draw:text-style-name="P1" svg:x1="4.1744in" svg:y1="3.2287in" svg:x2="5.3201in" svg:y2="2.0835in"><text:p/></draw:line><draw:line text:anchor-type="paragraph" draw:z-index="26" draw:style-name="gr2" draw:text-style-name="P1" svg:x1="5.3201in" svg:y1="3.113in" svg:x2="5.3776in" svg:y2="2.1291in"><text:p/></draw:line><draw:frame text:anchor-type="paragraph" draw:z-index="27" draw:style-name="gr3" svg:width="1.3197in" svg:height="0.1925in" svg:x="5.922in" svg:y="3.252in"><draw:text-box><text:p>Grandparents</text:p></draw:text-box></draw:frame><draw:frame text:anchor-type="paragraph" draw:z-index="28" draw:style-name="gr4" svg:width="1.065in" svg:height="0.576in" svg:x="6.1882in" svg:y="1.8165in"><draw:text-box><text:p>Parents and children of grandparents</text:p></draw:text-box></draw:frame><draw:frame text:anchor-type="paragraph" draw:z-index="29" draw:style-name="gr5" svg:width="1.0878in" svg:height="0.278in" svg:x="3.7346in" svg:y="0.8335in"><draw:text-box><text:p>childre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6:25:22.464396488</meta:creation-date>
    <dc:date>2017-01-23T16:38:32.726394038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